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6f404" officeooo:paragraph-rsid="0016f404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7f1da" officeooo:paragraph-rsid="0017f1da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905d0" officeooo:paragraph-rsid="001905d0" style:font-size-asian="16pt" style:language-asian="zh" style:country-asian="CN" style:font-size-complex="18.25pt"/>
    </style:style>
    <style:style style:name="T1" style:family="text">
      <style:text-properties officeooo:rsid="00190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HTML的概念:</text:p>
      <text:p text:style-name="P1">超文本标记语言，不是一种编程语言，是一种描述性的标记语言，用于描述超文本中的内容的显示方式，比如字体什么颜色，大小等。</text:p>
      <text:p text:style-name="P1">基本格式：</text:p>
      <text:p text:style-name="P1">&lt;html&gt;</text:p>
      <text:p text:style-name="P1"><text:s text:c="4"/>&lt;head&gt;&lt;title&gt;&lt;/title&gt;&lt;/head&gt;</text:p>
      <text:p text:style-name="P1"><text:s text:c="5"/>&lt;body&gt;&lt;/body&gt;</text:p>
      <text:p text:style-name="P1">&lt;/html&gt;</text:p>
      <text:p text:style-name="P1">通过观察格式，发现</text:p>
      <text:p text:style-name="P1">HTML代码由&lt;html&gt;开始&lt;/html&gt;结束。里面有头部分&lt;head&gt;&lt;/head&gt;和体部分&lt;body&gt;&lt;/boty&gt;两部分组成</text:p>
      <text:p text:style-name="P1">头部分是给HTML页面增加一些辅助或者属性信息，它里面的内容会最先加载。</text:p>
      <text:p text:style-name="P1">体部分是真正存放页面数据的地方。</text:p>
      <text:p text:style-name="P1">注意：</text:p>
      <text:p text:style-name="P1">HTML就是超文本标记语言的简写，是最基础得网页语言。</text:p>
      <text:p text:style-name="P1">HTML是同过标签来定义的语言，代码都是由标签所组成。</text:p>
      <text:p text:style-name="P2">HTML代码不用区分大小写</text:p>
      <text:p text:style-name="P2"><text:s text:c="2"/>格式的解析：</text:p>
      <text:p text:style-name="P2">html:放在html文件的开头，但没有实质性的功能，即使没有这个标签，浏览器在碰到其他的html标记时也一样会进行解析。</text:p>
      <text:p text:style-name="P2"><text:s text:c="3"/>浏览器内置了html语言的解析器</text:p>
      <text:p text:style-name="P2"><text:s text:c="3"/>可以设置默认的打开浏览器</text:p>
      <text:p text:style-name="P2">head：头标记，放置关于此html文件的信息，如提供索引，定义css等。</text:p>
      <text:p text:style-name="P2">title：标题标记，包含在head标记内，它的作用是设定网页的标题。</text:p>
      <text:p text:style-name="P2">boby：主体标记，网页所需要显示的内容都放在这个标记内。</text:p>
      <text:p text:style-name="P2">书写规范：</text:p>
      <text:p text:style-name="P2"><text:s text:c="3"/><text:span text:style-name="T1">1,</text:span> 多数标签都是开始标签和结束标签，其中有个别标签因为只有单一功能，或者没有要修饰的内容可以在标签内结束</text:p>
      <text:p text:style-name="P3"><text:s text:c="3"/>2,想要对被标签修饰的内容进行更丰富的操作，就用到了标签中的属性，通过对属性的改变，增加了更多的效果选择。</text:p>
      <text:p text:style-name="P3"><text:s text:c="4"/>3，属性与属性值之间用“=”连接，属性值可以用双引号或者单引号或者不用引号，一般都会用双引号，或者公司规定的书写规范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1S</meta:editing-duration>
    <meta:editing-cycles>3</meta:editing-cycles>
    <meta:generator>LibreOffice/5.3.0.3$Windows_X86_64 LibreOffice_project/7074905676c47b82bbcfbea1aeefc84afe1c50e1</meta:generator>
    <dc:date>2018-01-30T14:02:20.894000000</dc:date>
    <meta:document-statistic meta:table-count="0" meta:image-count="0" meta:object-count="0" meta:page-count="1" meta:paragraph-count="26" meta:word-count="550" meta:character-count="718" meta:non-whitespace-character-count="690"/>
    <meta:user-defined meta:name="Info 1"/>
    <meta:user-defined meta:name="Info 2"/>
    <meta:user-defined meta:name="Info 3"/>
    <meta:user-defined meta:name="Info 4"/>
  </office:meta>
</office:document-meta>
</file>